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="Small_20_Arrow" draw:marker-end-width="0.203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fill="hatch" draw:fill-color="#cccccc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.587cm" svg:y="1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.841cm" svg:y1="1.778cm" svg:x2="1.841cm" svg:y2="3.81cm">
          <text:p/>
        </draw:line>
        <draw:custom-shape draw:style-name="gr3" draw:text-style-name="P1" draw:layer="layout" svg:width="0.508cm" svg:height="2.032cm" svg:x="4.127cm" svg:y="1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1.587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.841cm" svg:y1="4.826cm" svg:x2="1.841cm" svg:y2="6.858cm">
          <text:p/>
        </draw:line>
        <draw:custom-shape draw:style-name="gr3" draw:text-style-name="P1" draw:layer="layout" svg:width="0.508cm" svg:height="2.032cm" svg:x="4.127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1.587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.841cm" svg:y1="7.874cm" svg:x2="1.841cm" svg:y2="9.906cm">
          <text:p/>
        </draw:line>
        <draw:custom-shape draw:style-name="gr3" draw:text-style-name="P1" draw:layer="layout" svg:width="0.508cm" svg:height="2.032cm" svg:x="4.127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5.143cm" svg:y="1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397cm" svg:y1="1.778cm" svg:x2="5.397cm" svg:y2="3.81cm">
          <text:p/>
        </draw:line>
        <draw:custom-shape draw:style-name="gr3" draw:text-style-name="P1" draw:layer="layout" svg:width="0.508cm" svg:height="2.032cm" svg:x="7.683cm" svg:y="1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5.143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397cm" svg:y1="4.826cm" svg:x2="5.397cm" svg:y2="6.858cm">
          <text:p/>
        </draw:line>
        <draw:custom-shape draw:style-name="gr3" draw:text-style-name="P1" draw:layer="layout" svg:width="0.508cm" svg:height="2.032cm" svg:x="7.683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5.143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397cm" svg:y1="7.874cm" svg:x2="5.397cm" svg:y2="9.906cm">
          <text:p/>
        </draw:line>
        <draw:custom-shape draw:style-name="gr3" draw:text-style-name="P1" draw:layer="layout" svg:width="0.508cm" svg:height="2.032cm" svg:x="7.683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8.699cm" svg:y="1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.953cm" svg:y1="1.778cm" svg:x2="8.953cm" svg:y2="3.81cm">
          <text:p/>
        </draw:line>
        <draw:custom-shape draw:style-name="gr3" draw:text-style-name="P1" draw:layer="layout" svg:width="0.508cm" svg:height="2.032cm" svg:x="11.239cm" svg:y="1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8.699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.953cm" svg:y1="4.826cm" svg:x2="8.953cm" svg:y2="6.858cm">
          <text:p/>
        </draw:line>
        <draw:custom-shape draw:style-name="gr3" draw:text-style-name="P1" draw:layer="layout" svg:width="0.508cm" svg:height="2.032cm" svg:x="11.239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8.699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.953cm" svg:y1="7.874cm" svg:x2="8.953cm" svg:y2="9.906cm">
          <text:p/>
        </draw:line>
        <draw:custom-shape draw:style-name="gr3" draw:text-style-name="P1" draw:layer="layout" svg:width="0.508cm" svg:height="2.032cm" svg:x="11.239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952cm" svg:y1="1.778cm" svg:x2="0.952cm" svg:y2="9.843cm">
          <text:p/>
        </draw:line>
        <draw:line draw:style-name="gr2" draw:text-style-name="P1" draw:layer="layout" svg:x1="1.841cm" svg:y1="1.778cm" svg:x2="1.841cm" svg:y2="3.81cm">
          <text:p/>
        </draw:line>
        <draw:line draw:style-name="gr2" draw:text-style-name="P1" draw:layer="layout" svg:x1="1.841cm" svg:y1="1.778cm" svg:x2="1.841cm" svg:y2="3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marker draw:name="Small_20_Arrow" draw:display-name="Small Arrow" svg:viewBox="0 0 1321 3493" svg:d="m1321 3493h-1321l702-349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1.4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28T14:55:51</meta:creation-date>
    <dc:date>2010-07-28T15:43:41</dc:date>
    <meta:editing-duration>PT00H05M51S</meta:editing-duration>
    <meta:editing-cycles>2</meta:editing-cycles>
    <meta:generator>OpenOffice.org/3.2$Unix OpenOffice.org_project/320m12$Build-9483</meta:generator>
    <meta:document-statistic meta:object-count="30"/>
  </office:meta>
</office:document-meta>
</file>